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IntrospectionResults.forClass( Class &lt; ? &gt; bean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hedIntrospectionResults.CachedIntrospectionResults( Class &lt; ? &gt; beanClas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achedIntrospectionResults.buildGenericTypeAwarePropertyDescriptor( Class &lt; ? &gt; beanClass , PropertyDescriptor p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dIntrospectionResults.getTypeDescriptor( PropertyDescriptor 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IntrospectionResults.getBeanInfo( Class &lt; ? &gt;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dIntrospectionResults.getPropertyDescripto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dIntrospectionResults.get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IntrospectionResults.isClassLoaderAccepted(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dIntrospectionResults.isPlainAccessor( Method metho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edIntrospectionResults.isUnderneathClassLoader( @ Nullable ClassLoader candidate , @ Nullable ClassLoader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edIntrospectionResults.acceptClassLoader(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dIntrospectionResults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IntrospectionResults.isInvalidReadOnlyPropertyType( @ Nullable Class &lt; ? &gt; returnType , Class &lt; ? &gt; bea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IntrospectionResults.introspectInterfaces( Class &lt; ? &gt; beanClass , Class &lt; ? &gt; currClass , Set &lt; String &gt; readMethodNam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edIntrospectionResults.clearClassLoad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dIntrospectionResults.addTypeDescriptor( PropertyDescriptor pd , TypeDescriptor 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IntrospectionResults.introspectPlainAccessors( Class &lt; ? &gt; beanClass , Set &lt; String &gt; readMethod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dIntrospectionResults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